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9c6d" officeooo:paragraph-rsid="00139c6d"/>
    </style:style>
    <style:style style:name="T1" style:family="text">
      <style:text-properties officeooo:rsid="001594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3 Code/LSTM/model-analysis/plot_units_activations.py -sentences Data/Stimuli/nounpp.text -meta Data/Stimuli/nounpp.info -activations Data/LSTM/nounpp.pkl -o Figures/nounpp_775_<text:span text:style-name="T1">all</text:span>.png -c nounpp -g 4 r \- 6 775 cell number_1 singular number_2 singular success correct -g 4 g "\-." 6 775 cell number_1 singular number_2 plural success correct -g 4 b "\-\-" 6 775 cell number_1 plural number_2 singular success correct -g 4 k : 6 775 cell number_1 plural number_2 plural success correct -g 3 r \- 6 775 gates.forget number_1 singular number_2 singular success correct -g 3 g "\-." 6 775 gates.forget number_1 singular number_2 plural success correct -g 3 b "\-\-" 6 775 gates.forget number_1 plural number_2 singular success correct -g 3 k : 6 775 gates.forget number_1 plural number_2 plural success correct -g 2 r \- 6 775 gates.in number_1 singular number_2 singular success correct -g 2 g "\-." 6 775 gates.in number_1 singular number_2 plural success correct -g 2 b "\-\-" 6 775 gates.in number_1 plural number_2 singular success correct -g 2 k : 6 775 gates.in number_1 plural number_2 plural success correct -g 1 r \- 6 775 gates.c_tilde number_1 singular number_2 singular success correct -g 1 g "\-." 6 775 gates.c_tilde number_1 singular number_2 plural success correct -g 1 b "\-\-" 6 775 gates.c_tilde number_1 plural number_2 singular success correct -g 1 k : 6 775 gates.c_tilde number_1 plural number_2 plural success correct -g 5 r \- 6 775 gates.out number_1 singular number_2 singular success correct -g 5 g "\-." 6 775 gates.out number_1 singular number_2 plural success correct -g 5 b "\-\-" 6 775 gates.out number_1 plural number_2 singular success correct -g 5 k : 6 775 gates.out number_1 plural number_2 plural success correct -g 6 r \- 6 775 hidden number_1 singular number_2 singular success correct -g 6 g "\-." 6 775 hidden number_1 singular number_2 plural success correct -g 6 b "\-\-" 6 775 hidden number_1 plural number_2 singular success correct -g 6 k : 6 775 hidden number_1 plural number_2 plural success correct -r 1 -x The athlete\(s\) behind the bike observe\(s\) the -y Suggestion Input Forget Cell <text:span text:style-name="T1">Output Hidd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00:59:11.874940611</meta:creation-date>
    <dc:date>2018-10-31T21:24:01.957449208</dc:date>
    <meta:editing-duration>PT3H24M5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41" meta:character-count="2155" meta:non-whitespace-character-count="1815"/>
  </office:meta>
</office:document-meta>
</file>